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D6F00003D4B3619CE8C.svm"/>
  <manifest:file-entry manifest:media-type="" manifest:full-path="Pictures/20000007000042410000534E6AF1FBAA.svm"/>
  <manifest:file-entry manifest:media-type="" manifest:full-path="Pictures/2000000700003E6E00003E04A75430AA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7cm" table:align="left"/>
    </style:style>
    <style:style style:name="Tabulka1.A" style:family="table-column">
      <style:table-column-properties style:column-width="4.281cm"/>
    </style:style>
    <style:style style:name="Tabulka1.B" style:family="table-column">
      <style:table-column-properties style:column-width="2.26cm"/>
    </style:style>
    <style:style style:name="Tabulka1.C" style:family="table-column">
      <style:table-column-properties style:column-width="5.798cm"/>
    </style:style>
    <style:style style:name="Tabulka1.D" style:family="table-column">
      <style:table-column-properties style:column-width="4.662cm"/>
    </style:style>
    <style:style style:name="Tabulka1.A1" style:family="table-cell">
      <style:table-cell-properties style:vertical-align="middle" fo:padding="0.049cm" fo:border="none"/>
    </style:style>
    <style:style style:name="Tabulka1.A3" style:family="table-cell" style:data-style-name="N30">
      <style:table-cell-properties style:vertical-align="middle" fo:padding="0.04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499cm"/>
      <style:text-properties fo:font-weight="normal"/>
    </style:style>
    <style:style style:name="P3" style:family="paragraph" style:parent-style-name="Text_20_body">
      <style:paragraph-properties fo:margin-top="0cm" fo:margin-bottom="0.499cm"/>
      <style:text-properties style:font-name="Times New Roman"/>
    </style:style>
    <style:style style:name="P4" style:family="paragraph" style:parent-style-name="Text_20_body">
      <style:paragraph-properties fo:margin-top="0cm" fo:margin-bottom="0.499cm" fo:line-height="120%" style:writing-mode="lr-tb"/>
      <style:text-properties fo:font-variant="normal" fo:text-transform="none" fo:color="#000000" style:text-line-through-style="none" style:font-name="Times New Roman" fo:font-size="20pt" fo:font-style="normal" style:text-underline-style="none" fo:font-weight="bold" style:text-blinking="false" fo:background-color="transparent" style:font-size-asian="20pt" style:font-weight-asian="bold" style:font-size-complex="20pt" style:font-weight-complex="bold"/>
    </style:style>
    <style:style style:name="P5" style:family="paragraph" style:parent-style-name="Text_20_body">
      <style:text-properties fo:font-weight="normal"/>
    </style:style>
    <style:style style:name="P6" style:family="paragraph" style:parent-style-name="Text_20_body">
      <style:text-properties style:font-name="Times New Roman"/>
    </style:style>
    <style:style style:name="P7" style:family="paragraph" style:parent-style-name="Text_20_body">
      <style:text-properties style:font-name="Times New Roman" fo:font-weight="normal"/>
    </style:style>
    <style:style style:name="P8" style:family="paragraph" style:parent-style-name="Text_20_body">
      <style:text-properties fo:font-variant="normal" fo:text-transform="none" fo:color="#000000" style:text-line-through-style="none" style:font-name="Times New Roman" fo:font-size="14.25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cm" fo:margin-bottom="0.212cm" fo:line-height="120%" fo:text-align="center" style:justify-single-word="false" style:writing-mode="lr-tb"/>
      <style:text-properties fo:font-variant="normal" fo:text-transform="none" fo:color="#000000" style:text-line-through-style="none" style:font-name="Arial1" fo:font-size="20.25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.212cm" fo:line-height="120%" fo:text-align="center" style:justify-single-word="false" style:writing-mode="lr-tb"/>
      <style:text-properties fo:font-variant="normal" fo:text-transform="none" fo:color="#000000" style:text-line-through-style="none" style:font-name="Arial1" fo:font-size="20.25pt" fo:font-style="normal" style:text-underline-style="none" fo:font-weight="bold" style:text-blinking="false" fo:background-color="transparent"/>
    </style:style>
    <style:style style:name="P11" style:family="paragraph" style:parent-style-name="Text_20_body">
      <style:paragraph-properties fo:margin-top="0cm" fo:margin-bottom="0.212cm" fo:line-height="120%" fo:text-align="justify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.212cm" fo:line-height="120%" fo:text-align="center" style:justify-single-word="false" style:writing-mode="lr-tb"/>
      <style:text-properties fo:font-variant="normal" fo:text-transform="none" fo:color="#111111" style:text-line-through-style="none" style:font-name="Arial1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.212cm" fo:line-height="120%" fo:text-align="justify" style:justify-single-word="false" style:writing-mode="lr-tb"/>
      <style:text-properties fo:font-weight="normal"/>
    </style:style>
    <style:style style:name="P14" style:family="paragraph" style:parent-style-name="Text_20_body">
      <style:paragraph-properties fo:margin-top="0cm" fo:margin-bottom="0.212cm" fo:line-height="120%" fo:text-align="justify" style:justify-single-word="false" style:writing-mode="lr-tb"/>
    </style:style>
    <style:style style:name="P15" style:family="paragraph" style:parent-style-name="Text_20_body">
      <style:paragraph-properties fo:margin-left="0.499cm" fo:margin-right="0cm" fo:margin-top="0cm" fo:margin-bottom="0.212cm" fo:line-height="120%" fo:text-align="end" style:justify-single-word="false" fo:text-indent="0cm" style:auto-text-indent="false" style:writing-mode="lr-tb"/>
      <style:text-properties fo:font-variant="normal" fo:text-transform="none" fo:color="#111111" style:text-line-through-style="none" style:font-name="Arial1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left="0.499cm" fo:margin-right="0cm" fo:margin-top="0cm" fo:margin-bottom="0.212cm" fo:line-height="120%" fo:text-align="end" style:justify-single-word="false" fo:text-indent="0cm" style:auto-text-indent="false" style:writing-mode="lr-tb"/>
      <style:text-properties fo:font-variant="normal" fo:text-transform="none" fo:color="#111111" style:text-line-through-style="none" style:font-name="Arial1" fo:font-size="12pt" fo:font-style="normal" style:text-underline-style="none" fo:font-weight="bold" style:text-blinking="false" fo:background-color="transparent"/>
    </style:style>
    <style:style style:name="P17" style:family="paragraph" style:parent-style-name="Text_20_body">
      <style:paragraph-properties fo:margin-left="0.499cm" fo:margin-right="0cm" fo:margin-top="0cm" fo:margin-bottom="0.212cm" fo:line-height="120%" fo:text-align="end" style:justify-single-word="false" fo:text-indent="0cm" style:auto-text-indent="false" style:writing-mode="lr-tb"/>
      <style:text-properties fo:font-weight="normal"/>
    </style:style>
    <style:style style:name="P18" style:family="paragraph" style:parent-style-name="Text_20_body">
      <style:paragraph-properties fo:margin-top="0cm" fo:margin-bottom="0cm"/>
    </style:style>
    <style:style style:name="P1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2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Times New Roman" fo:font-size="11.25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000000" style:text-line-through-style="none" style:font-name="Times New Roman" fo:font-size="14.25pt" fo:font-style="normal" style:text-underline-style="none" fo:font-weight="bold" style:text-blinking="false" fo:background-color="transparent"/>
    </style:style>
    <style:style style:name="P2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111111" style:text-line-through-style="none" style:font-name="Times New Roman" fo:font-size="11.25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111111" style:text-line-through-style="none" style:font-name="Times New Roman" fo:font-size="11.25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111111" style:text-line-through-style="none" style:font-name="Times New Roman" fo:font-size="11.25pt" fo:font-style="normal" style:text-underline-style="none" fo:font-weight="bold" style:text-blinking="false" fo:background-color="transparent" style:font-weight-asian="bold" style:font-weight-complex="bold"/>
    </style:style>
    <style:style style:name="P2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111111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111111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111111" style:text-line-through-style="none" style:font-name="Times New Roman" style:text-underline-style="none" style:text-blinking="false" fo:background-color="transparent"/>
    </style:style>
    <style:style style:name="P30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111111" style:text-line-through-style="none" style:font-name="Times New Roman" fo:font-size="14.25pt" fo:font-style="normal" style:text-underline-style="none" fo:font-weight="bold" style:text-blinking="false" fo:background-color="transparent"/>
    </style:style>
    <style:style style:name="P31" style:family="paragraph" style:parent-style-name="Text_20_body">
      <style:paragraph-properties fo:margin-top="0cm" fo:margin-bottom="0cm" fo:line-height="120%" style:writing-mode="lr-tb"/>
    </style:style>
    <style:style style:name="P32" style:family="paragraph" style:parent-style-name="Text_20_body">
      <style:paragraph-properties fo:margin-top="0cm" fo:margin-bottom="0cm" fo:line-height="120%" fo:text-align="justify" style:justify-single-word="false" style:writing-mode="lr-tb"/>
      <style:text-properties style:font-name="Times New Roman"/>
    </style:style>
    <style:style style:name="P33" style:family="paragraph" style:parent-style-name="Text_20_body">
      <style:paragraph-properties fo:margin-top="0cm" fo:margin-bottom="0cm" fo:line-height="120%" style:writing-mode="lr-tb"/>
      <style:text-properties style:font-name="Times New Roman" fo:font-weight="normal"/>
    </style:style>
    <style:style style:name="P34" style:family="paragraph" style:parent-style-name="Text_20_body">
      <style:paragraph-properties fo:margin-top="0cm" fo:margin-bottom="0cm" fo:line-height="200%" style:writing-mode="lr-tb"/>
      <style:text-properties style:font-name="Times New Roman" fo:font-weight="normal"/>
    </style:style>
    <style:style style:name="P35" style:family="paragraph" style:parent-style-name="Text_20_body">
      <style:paragraph-properties fo:margin-top="0cm" fo:margin-bottom="0cm" fo:line-height="120%" fo:break-before="page" style:writing-mode="lr-tb"/>
      <style:text-properties fo:font-variant="normal" fo:text-transform="none" fo:color="#111111" style:text-line-through-style="none" style:font-name="Times New Roman" fo:font-size="11.25pt" fo:font-style="normal" style:text-underline-style="none" fo:font-weight="normal" style:text-blinking="false" fo:background-color="transparent"/>
    </style:style>
    <style:style style:name="P36" style:family="paragraph" style:parent-style-name="Table_20_Contents">
      <style:paragraph-properties fo:margin-top="0cm" fo:margin-bottom="0cm" fo:line-height="120%" fo:text-align="justify" style:justify-single-word="false" fo:padding-left="0.185cm" fo:padding-right="0.185cm" fo:padding-top="0.049cm" fo:padding-bottom="0.049cm" fo:border="0.002cm solid #000000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37" style:family="paragraph" style:parent-style-name="Table_20_Contents">
      <style:paragraph-properties fo:margin-top="0cm" fo:margin-bottom="0cm" fo:line-height="120%" fo:text-align="justify" style:justify-single-word="false" fo:padding-left="0.185cm" fo:padding-right="0.185cm" fo:padding-top="0.049cm" fo:padding-bottom="0.049cm" fo:border="0.002cm solid #000000" style:writing-mode="lr-tb"/>
      <style:text-properties fo:font-variant="normal" fo:text-transform="none" fo:color="#111111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38" style:family="paragraph" style:parent-style-name="Text_20_body">
      <style:paragraph-properties fo:margin-left="0cm" fo:margin-right="0cm" fo:margin-top="0.212cm" fo:margin-bottom="0.212cm" fo:line-height="120%" fo:text-indent="0cm" style:auto-text-indent="false" fo:break-before="page" style:writing-mode="lr-tb"/>
      <style:text-properties style:font-name="Times New Roman" fo:font-weight="normal"/>
    </style:style>
    <style:style style:name="P39" style:family="paragraph" style:parent-style-name="Text_20_body">
      <style:paragraph-properties fo:margin-left="0cm" fo:margin-right="0cm" fo:margin-top="0cm" fo:margin-bottom="0.499cm" fo:line-height="120%" fo:text-indent="0cm" style:auto-text-indent="false" fo:break-before="page" style:writing-mode="lr-tb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40" style:family="paragraph" style:parent-style-name="Text_20_body">
      <style:paragraph-properties fo:margin-left="0cm" fo:margin-right="0cm" fo:margin-top="0cm" fo:margin-bottom="0.4cm" fo:line-height="120%" fo:text-indent="0cm" style:auto-text-indent="false"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margin-left="0cm" fo:margin-right="0cm" fo:margin-top="0.212cm" fo:margin-bottom="0.423cm" fo:line-height="120%" fo:text-indent="0cm" style:auto-text-indent="false" style:writing-mode="lr-tb"/>
      <style:text-properties fo:font-variant="normal" fo:text-transform="none" fo:color="#111111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42" style:family="paragraph" style:parent-style-name="Text_20_body">
      <style:paragraph-properties fo:margin-left="0cm" fo:margin-right="0cm" fo:margin-top="0cm" fo:margin-bottom="0cm" fo:line-height="120%" fo:text-indent="0cm" style:auto-text-indent="false" style:writing-mode="lr-tb"/>
      <style:text-properties fo:font-variant="normal" fo:text-transform="none" fo:color="#000000" style:text-line-through-style="none" style:font-name="Times New Roman" fo:font-size="14.25pt" fo:font-style="normal" style:text-underline-style="none" fo:font-weight="bold" style:text-blinking="false" fo:background-color="transparent"/>
    </style:style>
    <style:style style:name="P43" style:family="paragraph" style:parent-style-name="Text_20_body">
      <style:paragraph-properties fo:break-before="page"/>
      <style:text-properties fo:font-weight="normal"/>
    </style:style>
    <style:style style:name="P44" style:family="paragraph" style:parent-style-name="Text_20_body">
      <style:paragraph-properties fo:margin-top="0.212cm" fo:margin-bottom="0.423cm" fo:line-height="120%" style:writing-mode="lr-tb"/>
      <style:text-properties fo:font-variant="normal" fo:text-transform="none" fo:color="#000000" style:text-line-through-style="none" style:font-name="Times New Roman" fo:font-size="18pt" fo:font-style="normal" style:text-underline-style="none" fo:font-weight="bold" style:text-blinking="false" fo:background-color="transparent"/>
    </style:style>
    <style:style style:name="P45" style:family="paragraph" style:parent-style-name="Text_20_body">
      <style:paragraph-properties fo:margin-top="0.212cm" fo:margin-bottom="0.423cm" fo:line-height="120%" fo:break-before="page" style:writing-mode="lr-tb"/>
      <style:text-properties fo:font-variant="normal" fo:text-transform="none" fo:color="#000000" style:text-line-through-style="none" style:font-name="Times New Roman" fo:font-size="18pt" fo:font-style="normal" style:text-underline-style="none" fo:font-weight="bold" style:text-blinking="false" fo:background-color="transparent"/>
    </style:style>
    <style:style style:name="P46" style:family="paragraph" style:parent-style-name="Text_20_body">
      <style:paragraph-properties fo:margin-left="0.635cm" fo:margin-right="0cm" fo:margin-top="0.106cm" fo:margin-bottom="0cm" fo:line-height="120%" fo:text-align="justify" style:justify-single-word="false" fo:text-indent="-0.635cm" style:auto-text-indent="false" style:writing-mode="lr-tb"/>
    </style:style>
    <style:style style:name="P47" style:family="paragraph" style:parent-style-name="Text_20_body">
      <style:paragraph-properties fo:margin-left="0.476cm" fo:margin-right="0cm" fo:margin-top="0cm" fo:margin-bottom="0cm" fo:line-height="120%" fo:text-align="justify" style:justify-single-word="false" fo:text-indent="0cm" style:auto-text-indent="false" style:writing-mode="lr-tb"/>
    </style:style>
    <style:style style:name="P48" style:family="paragraph" style:parent-style-name="Text_20_body">
      <style:paragraph-properties fo:margin-left="1.118cm" fo:margin-right="0cm" fo:margin-top="0.212cm" fo:margin-bottom="0.212cm" fo:line-height="120%" fo:text-indent="0cm" style:auto-text-indent="false" style:writing-mode="lr-tb"/>
      <style:text-properties style:font-name="Times New Roman" fo:font-weight="normal"/>
    </style:style>
    <style:style style:name="P49" style:family="paragraph" style:parent-style-name="Text_20_body">
      <style:paragraph-properties fo:margin-left="2.54cm" fo:margin-right="0cm" fo:margin-top="0cm" fo:margin-bottom="0cm" fo:line-height="120%" fo:text-indent="0cm" style:auto-text-indent="false" style:writing-mode="lr-tb"/>
      <style:text-properties fo:font-variant="normal" fo:text-transform="none" fo:color="#000000" style:text-line-through-style="none" style:font-name="Times New Roman" fo:font-size="11.25pt" fo:font-style="normal" style:text-underline-style="none" fo:font-weight="normal" style:text-blinking="false" fo:background-color="transparent"/>
    </style:style>
    <style:style style:name="P50" style:family="paragraph" style:parent-style-name="Text_20_body">
      <style:paragraph-properties fo:margin-left="2.54cm" fo:margin-right="0cm" fo:margin-top="0cm" fo:margin-bottom="0cm" fo:line-height="120%" fo:text-indent="0cm" style:auto-text-indent="false" style:writing-mode="lr-tb"/>
      <style:text-properties fo:font-variant="normal" fo:text-transform="none" fo:color="#111111" style:text-line-through-style="none" style:font-name="Times New Roman" fo:font-size="11.25pt" fo:font-style="normal" style:text-underline-style="none" fo:font-weight="normal" style:text-blinking="false" fo:background-color="transparent"/>
    </style:style>
    <style:style style:name="P51" style:family="paragraph" style:parent-style-name="Text_20_body">
      <style:paragraph-properties fo:margin-left="4.142cm" fo:margin-right="0cm" fo:margin-top="0cm" fo:margin-bottom="0cm" fo:line-height="120%" fo:text-indent="-1.753cm" style:auto-text-indent="false" style:writing-mode="lr-tb"/>
      <style:text-properties fo:font-variant="normal" fo:text-transform="none" fo:color="#111111" style:text-line-through-style="none" style:font-name="Times New Roman" fo:font-size="11.25pt" fo:font-style="normal" style:text-underline-style="none" fo:font-weight="normal" style:text-blinking="false" fo:background-color="transparent"/>
    </style:style>
    <style:style style:name="P52" style:family="paragraph" style:parent-style-name="Text_20_body">
      <style:paragraph-properties fo:margin-left="4.142cm" fo:margin-right="0cm" fo:margin-top="0cm" fo:margin-bottom="0cm" fo:line-height="120%" fo:text-indent="-1.753cm" style:auto-text-indent="false" style:writing-mode="lr-tb"/>
      <style:text-properties fo:font-variant="normal" fo:text-transform="none" fo:color="#000000" style:text-line-through-style="none" style:font-name="Times New Roman" fo:font-size="14.25pt" fo:font-style="normal" style:text-underline-style="none" fo:font-weight="bold" style:text-blinking="false" fo:background-color="transparent"/>
    </style:style>
    <style:style style:name="P53" style:family="paragraph" style:parent-style-name="Text_20_body">
      <style:paragraph-properties fo:margin-left="3.81cm" fo:margin-right="0cm" fo:margin-top="0cm" fo:margin-bottom="0cm" fo:line-height="120%" fo:text-indent="0cm" style:auto-text-indent="false" style:writing-mode="lr-tb"/>
      <style:text-properties fo:font-variant="normal" fo:text-transform="none" fo:color="#000000" style:text-line-through-style="none" style:font-name="Times New Roman" fo:font-size="11.25pt" fo:font-style="normal" style:text-underline-style="none" fo:font-weight="normal" style:text-blinking="false" fo:background-color="transparent"/>
    </style:style>
    <style:style style:name="P54" style:family="paragraph" style:parent-style-name="Text_20_body">
      <style:paragraph-properties fo:margin-left="8.89cm" fo:margin-right="0cm" fo:margin-top="0cm" fo:margin-bottom="0cm" fo:line-height="120%" fo:text-indent="1.27cm" style:auto-text-indent="false" style:writing-mode="lr-tb"/>
      <style:text-properties fo:font-variant="normal" fo:text-transform="none" fo:color="#111111" style:text-line-through-style="none" style:font-name="Times New Roman" style:text-underline-style="none" style:text-blinking="false" fo:background-color="transparent"/>
    </style:style>
    <style:style style:name="P55" style:family="paragraph" style:parent-style-name="Text_20_body">
      <style:paragraph-properties fo:margin-top="0cm" fo:margin-bottom="0.4cm" fo:line-height="120%" style:writing-mode="lr-tb"/>
      <style:text-properties fo:font-variant="normal" fo:text-transform="none" fo:color="#000000" style:text-line-through-style="none" style:font-name="Times New Roman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56" style:family="paragraph" style:parent-style-name="Text_20_body">
      <style:paragraph-properties fo:margin-top="0cm" fo:margin-bottom="0.4cm" fo:line-height="120%" style:writing-mode="lr-tb"/>
      <style:text-properties fo:font-variant="normal" fo:text-transform="none" fo:color="#000000" style:text-line-through-style="none" style:font-name="Times New Roman" fo:font-size="14.25pt" fo:font-style="normal" style:text-underline-style="none" fo:font-weight="bold" style:text-blinking="false" fo:background-color="transparent"/>
    </style:style>
    <style:style style:name="P57" style:family="paragraph" style:parent-style-name="Text_20_body">
      <style:paragraph-properties fo:margin-top="0cm" fo:margin-bottom="0.4cm" fo:line-height="120%" fo:break-before="page" style:writing-mode="lr-tb"/>
      <style:text-properties fo:font-variant="normal" fo:text-transform="none" fo:color="#000000" style:text-line-through-style="none" style:font-name="Times New Roman" fo:font-size="14.25pt" fo:font-style="normal" style:text-underline-style="none" fo:font-weight="bold" style:text-blinking="false" fo:background-color="transparent"/>
    </style:style>
    <style:style style:name="P58" style:family="paragraph" style:parent-style-name="Text_20_body">
      <style:paragraph-properties fo:margin-left="8.89cm" fo:margin-right="0cm" fo:margin-top="0cm" fo:margin-bottom="0cm" fo:line-height="120%" fo:text-indent="0cm" style:auto-text-indent="false" style:writing-mode="lr-tb"/>
      <style:text-properties fo:font-variant="normal" fo:text-transform="none" fo:color="#111111" style:text-line-through-style="none" style:font-name="Times New Roman" style:text-underline-style="none" style:text-blinking="false" fo:background-color="transparent"/>
    </style:style>
    <style:style style:name="P59" style:family="paragraph" style:parent-style-name="Heading_20_2">
      <style:paragraph-properties fo:margin-top="0cm" fo:margin-bottom="0.49cm" fo:line-height="120%" fo:break-before="page" fo:background-color="transparent" style:writing-mode="lr-tb">
        <style:background-image/>
      </style:paragraph-properties>
      <style:text-properties style:font-name="Times New Roman" fo:font-size="20pt" style:font-size-asian="20pt" style:font-size-complex="20pt"/>
    </style:style>
    <style:style style:name="P60" style:family="paragraph" style:parent-style-name="Heading_20_2">
      <style:paragraph-properties fo:margin-top="0cm" fo:margin-bottom="0.49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4.25pt" fo:font-style="normal" style:text-underline-style="none" fo:font-weight="bold" style:text-blinking="false" fo:background-color="transparent"/>
    </style:style>
    <style:style style:name="P61" style:family="paragraph" style:parent-style-name="Text_20_body">
      <style:paragraph-properties fo:margin-top="0cm" fo:margin-bottom="0.3cm" fo:line-height="120%" fo:break-before="page" style:writing-mode="lr-tb"/>
      <style:text-properties fo:font-variant="normal" fo:text-transform="none" fo:color="#000000" style:text-line-through-style="none" style:font-name="Times New Roman" fo:font-size="20pt" fo:font-style="normal" style:text-underline-style="none" fo:font-weight="bold" style:text-blinking="false" fo:background-color="transparent" style:font-size-asian="20pt" style:font-size-complex="20pt"/>
    </style:style>
    <style:style style:name="P62" style:family="paragraph" style:parent-style-name="Text_20_body">
      <style:paragraph-properties fo:margin-left="1.27cm" fo:margin-right="0cm" fo:margin-top="0cm" fo:margin-bottom="0cm" fo:line-height="120%" fo:text-indent="1.27cm" style:auto-text-indent="false" style:writing-mode="lr-tb"/>
      <style:text-properties fo:font-variant="normal" fo:text-transform="none" fo:color="#000000" style:text-line-through-style="none" style:font-name="Times New Roman" fo:font-size="11.25pt" fo:font-style="normal" style:text-underline-style="none" fo:font-weight="normal" style:text-blinking="false" fo:background-color="transparent"/>
    </style:style>
    <style:style style:name="P63" style:family="paragraph" style:parent-style-name="Table_20_Contents">
      <style:paragraph-properties fo:margin-top="0cm" fo:margin-bottom="0cm" fo:line-height="120%" fo:text-align="justify" style:justify-single-word="false" fo:padding-left="0.185cm" fo:padding-right="0.185cm" fo:padding-top="0.049cm" fo:padding-bottom="0.049cm" fo:border="0.002cm solid #000000" style:writing-mode="lr-tb"/>
      <style:text-properties fo:font-variant="normal" fo:text-transform="none" fo:color="#111111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64" style:family="paragraph" style:parent-style-name="Text_20_body" style:list-style-name="L1">
      <style:paragraph-properties fo:margin-top="0.12cm" fo:margin-bottom="0.37cm" fo:line-height="120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5.75pt" fo:font-style="italic" style:text-underline-style="none" fo:font-weight="bold" style:text-blinking="false" fo:background-color="transparent" style:font-weight-asian="bold" style:font-weight-complex="bold"/>
    </style:style>
    <style:style style:name="P65" style:family="paragraph" style:parent-style-name="Text_20_body" style:list-style-name="L2">
      <style:paragraph-properties fo:margin-top="0cm" fo:margin-bottom="0cm" fo:line-height="120%" fo:background-color="transparent" style:writing-mode="lr-tb">
        <style:background-image/>
      </style:paragraph-properties>
      <style:text-properties fo:font-variant="normal" fo:text-transform="none" fo:color="#111111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66" style:family="paragraph" style:parent-style-name="Text_20_body" style:list-style-name="L2">
      <style:paragraph-properties fo:margin-top="0cm" fo:margin-bottom="0cm" fo:line-height="12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" fo:font-size="15.75pt" fo:font-style="italic" style:text-underline-style="none" fo:font-weight="normal" style:text-blinking="false" fo:background-color="transparent" style:font-size-asian="12pt" style:font-size-complex="12pt"/>
    </style:style>
    <style:style style:name="P6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111111" style:text-line-through-style="none" style:font-name="Times New Roman" fo:font-size="11.25pt" fo:font-style="normal" style:text-underline-style="none" fo:font-weight="normal" style:text-blinking="false" fo:background-color="transparent"/>
    </style:style>
    <style:style style:name="P68" style:family="paragraph" style:parent-style-name="Text_20_body">
      <style:paragraph-properties fo:margin-top="0.212cm" fo:margin-bottom="0.423cm" fo:line-height="120%" style:writing-mode="lr-tb"/>
      <style:text-properties fo:font-variant="normal" fo:text-transform="none" fo:color="#000000" style:text-line-through-style="none" style:font-name="Times New Roman" fo:font-size="20pt" fo:font-style="normal" style:text-underline-style="none" fo:font-weight="bold" style:text-blinking="false" fo:background-color="transparent" style:font-size-asian="20pt" style:font-size-complex="20pt"/>
    </style:style>
    <style:style style:name="P69" style:family="paragraph" style:parent-style-name="Text_20_body">
      <style:paragraph-properties fo:margin-top="0.212cm" fo:margin-bottom="0.423cm" fo:line-height="120%" fo:break-before="page" style:writing-mode="lr-tb"/>
      <style:text-properties fo:font-variant="normal" fo:text-transform="none" fo:color="#000000" style:text-line-through-style="none" style:font-name="Times New Roman" fo:font-size="20pt" fo:font-style="normal" style:text-underline-style="none" fo:font-weight="bold" style:text-blinking="false" fo:background-color="transparent" style:font-size-asian="20pt" style:font-size-complex="20pt"/>
    </style:style>
    <style:style style:name="T1" style:family="text">
      <style:text-properties fo:font-variant="normal" fo:text-transform="none" fo:color="#000000" style:text-line-through-style="none" style:font-name="Arial1" fo:font-size="12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ize="12pt" fo:font-style="normal" style:text-underline-style="none" fo:font-weight="bold" style:text-blinking="false" fo:background-color="transparent" style:font-weight-asian="bold" style:font-weight-complex="bold"/>
    </style:style>
    <style:style style:name="T6" style:family="text">
      <style:text-properties fo:font-variant="normal" fo:text-transform="none" fo:color="#000000" style:text-line-through-style="none" fo:font-size="12pt" fo:font-style="italic" style:text-underline-style="none" style:text-blinking="false" fo:background-color="transparent"/>
    </style:style>
    <style:style style:name="T7" style:family="text">
      <style:text-properties fo:font-variant="normal" fo:text-transform="none" fo:color="#000000" style:text-line-through-style="none" fo:font-size="11.25pt" fo:font-style="normal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ize="11.25pt" fo:font-style="italic" style:text-underline-style="none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ize="20pt" fo:font-style="normal" style:text-underline-style="none" fo:font-weight="bold" style:text-blinking="false" fo:background-color="transparent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font-name="Times New Roman" fo:font-size="12pt" fo:font-style="normal" style:text-underline-style="none" fo:font-weight="bold" style:text-blinking="false" fo:background-color="transparent"/>
    </style:style>
    <style:style style:name="T12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13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bold" style:text-blinking="false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000000" style:text-line-through-style="none" style:font-name="Times New Roman" style:text-underline-style="none" fo:font-weight="normal" style:text-blinking="false" fo:background-color="transparent"/>
    </style:style>
    <style:style style:name="T16" style:family="text">
      <style:text-properties fo:font-variant="normal" fo:text-transform="none" fo:color="#000000" style:text-line-through-style="none" style:font-name="Times New Roman" fo:font-size="11.25pt" fo:font-style="normal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111111" style:text-line-through-style="none" style:font-name="Arial1" fo:font-size="12pt" fo:font-style="normal" style:text-underline-style="none" style:text-blinking="false" fo:background-color="transparent"/>
    </style:style>
    <style:style style:name="T19" style:family="text">
      <style:text-properties fo:font-variant="normal" fo:text-transform="none" fo:color="#111111" style:text-line-through-style="none" style:font-name="Arial1" fo:font-size="12pt" fo:font-style="normal" style:text-underline-style="none" fo:font-weight="normal" style:text-blinking="false" fo:background-color="transparent"/>
    </style:style>
    <style:style style:name="T20" style:family="text">
      <style:text-properties fo:font-variant="normal" fo:text-transform="none" fo:color="#111111" style:text-line-through-style="none" style:text-underline-style="none" style:text-blinking="false" fo:background-color="transparent"/>
    </style:style>
    <style:style style:name="T21" style:family="text">
      <style:text-properties fo:font-variant="normal" fo:text-transform="none" fo:color="#111111" style:text-line-through-style="none" style:text-underline-style="none" fo:font-weight="normal" style:text-blinking="false" fo:background-color="transparent"/>
    </style:style>
    <style:style style:name="T22" style:family="text">
      <style:text-properties fo:font-variant="normal" fo:text-transform="none" fo:color="#111111" style:text-line-through-style="none" fo:font-size="12pt" fo:font-style="normal" style:text-underline-style="none" fo:font-weight="normal" style:text-blinking="false" fo:background-color="transparent" style:font-size-asian="12pt" style:font-size-complex="12pt"/>
    </style:style>
    <style:style style:name="T23" style:family="text">
      <style:text-properties fo:font-variant="normal" fo:text-transform="none" fo:color="#111111" style:text-line-through-style="none" fo:font-size="11.25pt" fo:font-style="normal" style:text-underline-style="none" fo:font-weight="normal" style:text-blinking="false" fo:background-color="transparent"/>
    </style:style>
    <style:style style:name="T24" style:family="text">
      <style:text-properties fo:font-variant="normal" fo:text-transform="none" fo:color="#111111" style:text-line-through-style="none" fo:font-size="11.25pt" fo:font-style="normal" style:text-underline-style="none" style:text-blinking="false" fo:background-color="transparent"/>
    </style:style>
    <style:style style:name="T25" style:family="text">
      <style:text-properties fo:font-variant="normal" fo:text-transform="none" fo:color="#111111" style:text-line-through-style="none" fo:font-size="11.25pt" fo:font-style="normal" style:text-underline-style="none" fo:font-weight="bold" style:text-blinking="false" fo:background-color="transparent"/>
    </style:style>
    <style:style style:name="T26" style:family="text">
      <style:text-properties fo:font-variant="normal" fo:text-transform="none" fo:color="#111111" style:text-line-through-style="none" fo:font-size="11.25pt" fo:font-style="italic" style:text-underline-style="none" style:text-blinking="false" fo:background-color="transparent"/>
    </style:style>
    <style:style style:name="T27" style:family="text">
      <style:text-properties fo:font-variant="normal" fo:text-transform="none" fo:color="#111111" style:text-line-through-styl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T28" style:family="text">
      <style:text-properties fo:font-variant="normal" fo:text-transform="none" fo:color="#111111" style:text-line-through-style="none" style:font-name="Times New Roman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111111" style:text-line-through-style="none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T30" style:family="text">
      <style:text-properties fo:font-variant="normal" fo:text-transform="none" fo:color="#111111" style:text-line-through-style="none" style:text-position="super 58%" style:font-name="Times New Roman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111111" style:text-line-through-style="none" style:text-position="super 58%" fo:font-size="11.25pt" fo:font-style="normal" style:text-underline-style="none" style:text-blinking="false" fo:background-color="transparent"/>
    </style:style>
    <style:style style:name="T32" style:family="text">
      <style:text-properties fo:font-variant="normal" fo:text-transform="none" fo:color="#0563c1" style:text-line-through-style="none" style:font-name="Arial1" fo:font-size="12pt" fo:font-style="normal" style:text-underline-style="solid" style:text-underline-width="auto" style:text-underline-color="font-color" fo:font-weight="normal" style:text-blinking="false" fo:background-color="transparent"/>
    </style:style>
    <style:style style:name="T33" style:family="text">
      <style:text-properties fo:font-variant="normal" fo:text-transform="none" fo:color="#252525" style:font-name="Times New Roman" fo:font-size="12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fo:color="#252525" style:font-name="Times New Roman" fo:font-size="12pt" fo:letter-spacing="normal" fo:font-style="normal" fo:font-weight="bold" style:font-size-asian="12pt" style:font-size-complex="12pt"/>
    </style:style>
    <style:style style:name="T35" style:family="text">
      <style:text-properties fo:color="#000000" fo:font-size="14.25pt" fo:font-weight="bold"/>
    </style:style>
    <style:style style:name="T36" style:family="text"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T37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38" style:family="text">
      <style:text-properties fo:color="#000000" style:font-name="Times New Roman" fo:font-size="12pt" style:font-size-asian="12pt" style:font-size-complex="12pt"/>
    </style:style>
    <style:style style:name="T39" style:family="text">
      <style:text-properties fo:color="#000000" style:text-position="super 58%" style:font-name="Times New Roman" fo:font-size="12pt" fo:font-weight="bold" style:font-size-asian="12pt" style:font-weight-asian="bold" style:font-size-complex="12pt" style:font-weight-complex="bold"/>
    </style:style>
    <style:style style:name="T40" style:family="text">
      <style:text-properties fo:color="#000000" style:text-position="super 58%" fo:font-size="12pt" style:font-size-asian="12pt" style:font-size-complex="12pt"/>
    </style:style>
    <style:style style:name="T41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2" style:family="text">
      <style:text-properties fo:font-size="12pt"/>
    </style:style>
    <style:style style:name="T43" style:family="text">
      <style:text-properties fo:font-size="12pt" style:font-size-asian="12pt" style:font-size-complex="12pt"/>
    </style:style>
    <style:style style:name="T44" style:family="text">
      <style:text-properties fo:font-size="12pt" fo:font-weight="bold" style:font-size-asian="12pt" style:font-weight-asian="bold" style:font-size-complex="12pt" style:font-weight-complex="bold"/>
    </style:style>
    <style:style style:name="T45" style:family="text">
      <style:text-properties fo:font-size="12pt" fo:font-weight="normal" style:font-weight-asian="normal" style:font-weight-complex="normal"/>
    </style:style>
    <style:style style:name="T46" style:family="text">
      <style:text-properties fo:color="#111111"/>
    </style:style>
    <style:style style:name="T47" style:family="text">
      <style:text-properties fo:color="#111111" style:text-position="super 58%"/>
    </style:style>
    <style:style style:name="T48" style:family="text">
      <style:text-properties fo:font-weight="normal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style:font-name="Times New Roman" fo:font-size="12pt" style:font-size-asian="12pt" style:font-size-complex="12pt"/>
    </style:style>
    <style:style style:name="T52" style:family="text">
      <style:text-properties style:text-position="super 58%"/>
    </style:style>
    <style:style style:name="T53" style:family="text">
      <style:text-properties style:text-position="super 58%" fo:font-size="12pt"/>
    </style:style>
    <style:style style:name="T54" style:family="text">
      <style:text-properties style:text-position="super 58%" fo:font-size="12pt" style:font-size-asian="12pt" style:font-size-complex="12pt"/>
    </style:style>
    <style:style style:name="T55" style:family="text">
      <style:text-properties fo:font-size="14.25pt"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3bc02d46-facd-679a-d521-a4f8deed320e"/><text:line-break/><text:line-break/><text:line-break/><text:line-break/><text:line-break/><text:line-break/></text:p>
      <text:p text:style-name="P9">Zápočtová úloha z předmětu KIV/ZSWI</text:p>
      <text:p text:style-name="Text_20_body"/>
      <text:p text:style-name="P10">DOKUMENT SPECIFIKACE POŽADAVKŮ</text:p>
      <text:p text:style-name="P5"><text:line-break/><text:line-break/><text:line-break/></text:p>
      <text:p text:style-name="P12">7. 3. 2015</text:p>
      <text:p text:style-name="P5"/>
      <text:p text:style-name="P5"><text:line-break/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3"><text:span text:style-name="T1">Tým: </text:span><text:span text:style-name="T18">Lentilky</text:span></text:p>
      <text:p text:style-name="Text_20_body"/>
      <text:p text:style-name="P11">Členové:</text:p>
      <text:p text:style-name="P14"><text:span text:style-name="T19">Lukáš Hruda</text:span><text:span text:style-name="T21"> </text:span><text:a xlink:type="simple" xlink:href="mailto:hrudalu@students.zcu.cz" text:style-name="Internet_20_link" text:visited-style-name="Visited_20_Internet_20_Link"><text:span text:style-name="T32">hrudalu@students.zcu.cz</text:span></text:a></text:p>
      <text:p text:style-name="P14"><text:span text:style-name="T2">Štěpán Baratta</text:span><text:span text:style-name="T4"> </text:span><text:a xlink:type="simple" xlink:href="mailto:BarattaStepan@gmail.com" text:style-name="Internet_20_link" text:visited-style-name="Visited_20_Internet_20_Link"><text:span text:style-name="T32">BarattaStepan@gmail.com</text:span></text:a><text:a xlink:type="simple" xlink:href="mailto:BarattaStepan@gmail.com" text:style-name="Internet_20_link" text:visited-style-name="Visited_20_Internet_20_Link"><text:span text:style-name="T4"> </text:span></text:a></text:p>
      <text:p text:style-name="P14"><text:span text:style-name="T2">Jan Albl</text:span><text:span text:style-name="T4"> </text:span><text:a xlink:type="simple" xlink:href="mailto:alblj@students.zcu.cz" text:style-name="Internet_20_link" text:visited-style-name="Visited_20_Internet_20_Link"><text:span text:style-name="T32">alblj@students.zcu.cz</text:span></text:a><text:a xlink:type="simple" xlink:href="mailto:alblj@students.zcu.cz" text:style-name="Internet_20_link" text:visited-style-name="Visited_20_Internet_20_Link"><text:span text:style-name="T4"> </text:span></text:a></text:p>
      <text:p text:style-name="P14"><text:span text:style-name="T2">Tomáš Matějka</text:span><text:span text:style-name="T4"> </text:span><text:a xlink:type="simple" xlink:href="mailto:matejka@students.zcu.cz" text:style-name="Internet_20_link" text:visited-style-name="Visited_20_Internet_20_Link"><text:span text:style-name="T32">matejka@students.zcu.cz</text:span></text:a><text:a xlink:type="simple" xlink:href="mailto:matejka@students.zcu.cz" text:style-name="Internet_20_link" text:visited-style-name="Visited_20_Internet_20_Link"><text:span text:style-name="T4"> </text:span></text:a></text:p>
      <text:p text:style-name="P5"><text:line-break/><text:line-break/></text:p>
      <text:p text:style-name="P43"/>
      <text:p text:style-name="P5"/>
      <text:p text:style-name="P5"/>
      <text:p text:style-name="P5"/>
      <text:p text:style-name="P5"/>
      <text:p text:style-name="P5"><text:line-break/></text:p>
      <text:p text:style-name="P15">Vytváření lentikulárních obrázků</text:p>
      <text:p text:style-name="P16">DOKUMENT SPECIFIKACE POŽADAVKŮ</text:p>
      <text:p text:style-name="P17"><text:span text:style-name="T1">pro </text:span><text:span text:style-name="T18">aplikaci provádějící spojování obrázků</text:span></text:p>
      <text:p text:style-name="P5"><text:line-break/><text:line-break/><text:line-break/></text:p>
      <text:p text:style-name="P17"><text:span text:style-name="T1">Verze </text:span><text:span text:style-name="T18">1.3</text:span></text:p>
      <text:p text:style-name="P5"><text:line-break/><text:line-break/><text:line-break/><text:line-break/></text:p>
      <text:p text:style-name="P19">Historie dokumentu</text:p>
      <text:p text:style-name="P18"/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36">Datum</text:p>
          </table:table-cell>
          <table:table-cell table:style-name="Tabulka1.A1" office:value-type="string">
            <text:p text:style-name="P36">Verze</text:p>
          </table:table-cell>
          <table:table-cell table:style-name="Tabulka1.A1" office:value-type="string">
            <text:p text:style-name="P36">Popis</text:p>
          </table:table-cell>
          <table:table-cell table:style-name="Tabulka1.A1" office:value-type="string">
            <text:p text:style-name="P36">Autor</text:p>
          </table:table-cell>
        </table:table-row>
        <table:table-row>
          <table:table-cell table:style-name="Tabulka1.A1" office:value-type="string">
            <text:p text:style-name="P37">3. 3. 2015</text:p>
          </table:table-cell>
          <table:table-cell table:style-name="Tabulka1.A1" office:value-type="string">
            <text:p text:style-name="P37">1.0</text:p>
          </table:table-cell>
          <table:table-cell table:style-name="Tabulka1.A1" office:value-type="string">
            <text:p text:style-name="P37">Počáteční specifikace</text:p>
          </table:table-cell>
          <table:table-cell table:style-name="Tabulka1.A1" office:value-type="string">
            <text:p text:style-name="P37">Lukáš Hruda</text:p>
          </table:table-cell>
        </table:table-row>
        <table:table-row>
          <table:table-cell table:style-name="Tabulka1.A3" office:value-type="date" office:date-value="2015-03-05">
            <text:p text:style-name="P37">5.3.2015</text:p>
          </table:table-cell>
          <table:table-cell table:style-name="Tabulka1.A1" office:value-type="string">
            <text:p text:style-name="P37">1.1</text:p>
          </table:table-cell>
          <table:table-cell table:style-name="Tabulka1.A1" office:value-type="string">
            <text:p text:style-name="P37">Úprava seznamu úkolů</text:p>
          </table:table-cell>
          <table:table-cell table:style-name="Tabulka1.A1" office:value-type="string">
            <text:p text:style-name="P37">Lukáš Hruda</text:p>
          </table:table-cell>
        </table:table-row>
        <table:table-row>
          <table:table-cell table:style-name="Tabulka1.A3" office:value-type="date" office:date-value="2015-03-07">
            <text:p text:style-name="P37">7.3.2015</text:p>
          </table:table-cell>
          <table:table-cell table:style-name="Tabulka1.A1" office:value-type="string">
            <text:p text:style-name="P37">1.2.</text:p>
          </table:table-cell>
          <table:table-cell table:style-name="Tabulka1.A1" office:value-type="string">
            <text:p text:style-name="P37">Doplnění slovníčku pojmů</text:p>
          </table:table-cell>
          <table:table-cell table:style-name="Tabulka1.A1" office:value-type="string">
            <text:p text:style-name="P37">Jan Albl</text:p>
          </table:table-cell>
        </table:table-row>
        <table:table-row>
          <table:table-cell table:style-name="Tabulka1.A1" office:value-type="string">
            <text:p text:style-name="P37">24.3.2015</text:p>
          </table:table-cell>
          <table:table-cell table:style-name="Tabulka1.A1" office:value-type="string">
            <text:p text:style-name="P37">1.3</text:p>
          </table:table-cell>
          <table:table-cell table:style-name="Tabulka1.A1" office:value-type="string">
            <text:p text:style-name="P37">Doplnění uživatelského rozhraní</text:p>
          </table:table-cell>
          <table:table-cell table:style-name="Tabulka1.A1" office:value-type="string">
            <text:p text:style-name="P37">Jan Albl</text:p>
          </table:table-cell>
        </table:table-row>
      </table:table>
      <text:p text:style-name="P41"/>
      <text:p text:style-name="P45">Obsah</text:p>
      <text:p text:style-name="P46"><text:a xlink:type="simple" xlink:href="https://docs.google.com/document/d/1AHleCjcHEzVObIh29tFAr3rY90-L_92DAPiMRrFkTeA/edit#heading=h.gjdgxs" text:style-name="Internet_20_link" text:visited-style-name="Visited_20_Internet_20_Link"><text:span text:style-name="T11">1.</text:span></text:a><text:a xlink:type="simple" xlink:href="https://docs.google.com/document/d/1AHleCjcHEzVObIh29tFAr3rY90-L_92DAPiMRrFkTeA/edit#heading=h.gjdgxs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gjdgxs" text:style-name="Internet_20_link" text:visited-style-name="Visited_20_Internet_20_Link"><text:span text:style-name="T11">Úvod</text:span></text:a><text:a xlink:type="simple" xlink:href="https://docs.google.com/document/d/1AHleCjcHEzVObIh29tFAr3rY90-L_92DAPiMRrFkTeA/edit#heading=h.gjdgxs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gjdgxs" text:style-name="Internet_20_link" text:visited-style-name="Visited_20_Internet_20_Link"><text:span text:style-name="T11">1</text:span></text:a></text:p>
      <text:p text:style-name="P47"><text:a xlink:type="simple" xlink:href="https://docs.google.com/document/d/1AHleCjcHEzVObIh29tFAr3rY90-L_92DAPiMRrFkTeA/edit#heading=h.30j0zll" text:style-name="Internet_20_link" text:visited-style-name="Visited_20_Internet_20_Link"><text:span text:style-name="T16">1.1</text:span></text:a><text:a xlink:type="simple" xlink:href="https://docs.google.com/document/d/1AHleCjcHEzVObIh29tFAr3rY90-L_92DAPiMRrFkTeA/edit#heading=h.30j0zll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30j0zll" text:style-name="Internet_20_link" text:visited-style-name="Visited_20_Internet_20_Link"><text:span text:style-name="T16">Předmět specifikace</text:span></text:a><text:a xlink:type="simple" xlink:href="https://docs.google.com/document/d/1AHleCjcHEzVObIh29tFAr3rY90-L_92DAPiMRrFkTeA/edit#heading=h.30j0zll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30j0zll" text:style-name="Internet_20_link" text:visited-style-name="Visited_20_Internet_20_Link"><text:span text:style-name="T16">1</text:span></text:a></text:p>
      <text:p text:style-name="P47"><text:a xlink:type="simple" xlink:href="https://docs.google.com/document/d/1AHleCjcHEzVObIh29tFAr3rY90-L_92DAPiMRrFkTeA/edit#heading=h.1fob9te" text:style-name="Internet_20_link" text:visited-style-name="Visited_20_Internet_20_Link"><text:span text:style-name="T16">1.2 Typografické konvence,</text:span></text:a><text:a xlink:type="simple" xlink:href="https://docs.google.com/document/d/1AHleCjcHEzVObIh29tFAr3rY90-L_92DAPiMRrFkTeA/edit#heading=h.1fob9te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1fob9te" text:style-name="Internet_20_link" text:visited-style-name="Visited_20_Internet_20_Link"><text:span text:style-name="T16">1</text:span></text:a></text:p>
      <text:p text:style-name="P47"><text:a xlink:type="simple" xlink:href="https://docs.google.com/document/d/1AHleCjcHEzVObIh29tFAr3rY90-L_92DAPiMRrFkTeA/edit#heading=h.3znysh7" text:style-name="Internet_20_link" text:visited-style-name="Visited_20_Internet_20_Link"><text:span text:style-name="T16">1.3</text:span></text:a><text:a xlink:type="simple" xlink:href="https://docs.google.com/document/d/1AHleCjcHEzVObIh29tFAr3rY90-L_92DAPiMRrFkTeA/edit#heading=h.3znysh7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3znysh7" text:style-name="Internet_20_link" text:visited-style-name="Visited_20_Internet_20_Link"><text:span text:style-name="T16">Cílové publikum, návod ke čtení</text:span></text:a><text:a xlink:type="simple" xlink:href="https://docs.google.com/document/d/1AHleCjcHEzVObIh29tFAr3rY90-L_92DAPiMRrFkTeA/edit#heading=h.3znysh7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3znysh7" text:style-name="Internet_20_link" text:visited-style-name="Visited_20_Internet_20_Link"><text:span text:style-name="T16">1</text:span></text:a></text:p>
      <text:p text:style-name="P47"><text:a xlink:type="simple" xlink:href="https://docs.google.com/document/d/1AHleCjcHEzVObIh29tFAr3rY90-L_92DAPiMRrFkTeA/edit#heading=h.2et92p0" text:style-name="Internet_20_link" text:visited-style-name="Visited_20_Internet_20_Link"><text:span text:style-name="T16">1.4</text:span></text:a><text:a xlink:type="simple" xlink:href="https://docs.google.com/document/d/1AHleCjcHEzVObIh29tFAr3rY90-L_92DAPiMRrFkTeA/edit#heading=h.2et92p0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2et92p0" text:style-name="Internet_20_link" text:visited-style-name="Visited_20_Internet_20_Link"><text:span text:style-name="T16">Rozsah projektu</text:span></text:a><text:a xlink:type="simple" xlink:href="https://docs.google.com/document/d/1AHleCjcHEzVObIh29tFAr3rY90-L_92DAPiMRrFkTeA/edit#heading=h.2et92p0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2et92p0" text:style-name="Internet_20_link" text:visited-style-name="Visited_20_Internet_20_Link"><text:span text:style-name="T16">1</text:span></text:a></text:p>
      <text:p text:style-name="P47"><text:a xlink:type="simple" xlink:href="https://docs.google.com/document/d/1AHleCjcHEzVObIh29tFAr3rY90-L_92DAPiMRrFkTeA/edit#heading=h.tyjcwt" text:style-name="Internet_20_link" text:visited-style-name="Visited_20_Internet_20_Link"><text:span text:style-name="T16">1.5</text:span></text:a><text:a xlink:type="simple" xlink:href="https://docs.google.com/document/d/1AHleCjcHEzVObIh29tFAr3rY90-L_92DAPiMRrFkTeA/edit#heading=h.tyjcwt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tyjcwt" text:style-name="Internet_20_link" text:visited-style-name="Visited_20_Internet_20_Link"><text:span text:style-name="T16">Odkazy</text:span></text:a><text:a xlink:type="simple" xlink:href="https://docs.google.com/document/d/1AHleCjcHEzVObIh29tFAr3rY90-L_92DAPiMRrFkTeA/edit#heading=h.tyjcwt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tyjcwt" text:style-name="Internet_20_link" text:visited-style-name="Visited_20_Internet_20_Link"><text:span text:style-name="T16">1</text:span></text:a></text:p>
      <text:p text:style-name="P46"><text:a xlink:type="simple" xlink:href="https://docs.google.com/document/d/1AHleCjcHEzVObIh29tFAr3rY90-L_92DAPiMRrFkTeA/edit#heading=h.3dy6vkm" text:style-name="Internet_20_link" text:visited-style-name="Visited_20_Internet_20_Link"><text:span text:style-name="T11">2.</text:span></text:a><text:a xlink:type="simple" xlink:href="https://docs.google.com/document/d/1AHleCjcHEzVObIh29tFAr3rY90-L_92DAPiMRrFkTeA/edit#heading=h.3dy6vkm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3dy6vkm" text:style-name="Internet_20_link" text:visited-style-name="Visited_20_Internet_20_Link"><text:span text:style-name="T11">Obecný popis</text:span></text:a><text:a xlink:type="simple" xlink:href="https://docs.google.com/document/d/1AHleCjcHEzVObIh29tFAr3rY90-L_92DAPiMRrFkTeA/edit#heading=h.3dy6vkm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3dy6vkm" text:style-name="Internet_20_link" text:visited-style-name="Visited_20_Internet_20_Link"><text:span text:style-name="T11">1</text:span></text:a></text:p>
      <text:p text:style-name="P47"><text:a xlink:type="simple" xlink:href="https://docs.google.com/document/d/1AHleCjcHEzVObIh29tFAr3rY90-L_92DAPiMRrFkTeA/edit#heading=h.1t3h5sf" text:style-name="Internet_20_link" text:visited-style-name="Visited_20_Internet_20_Link"><text:span text:style-name="T16">2.1 Kontext systému</text:span></text:a><text:a xlink:type="simple" xlink:href="https://docs.google.com/document/d/1AHleCjcHEzVObIh29tFAr3rY90-L_92DAPiMRrFkTeA/edit#heading=h.1t3h5sf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1t3h5sf" text:style-name="Internet_20_link" text:visited-style-name="Visited_20_Internet_20_Link"><text:span text:style-name="T16">1</text:span></text:a></text:p>
      <text:p text:style-name="P47"><text:a xlink:type="simple" xlink:href="https://docs.google.com/document/d/1AHleCjcHEzVObIh29tFAr3rY90-L_92DAPiMRrFkTeA/edit#heading=h.2s8eyo1" text:style-name="Internet_20_link" text:visited-style-name="Visited_20_Internet_20_Link"><text:span text:style-name="T16">2.2 Funkce produktu</text:span></text:a><text:a xlink:type="simple" xlink:href="https://docs.google.com/document/d/1AHleCjcHEzVObIh29tFAr3rY90-L_92DAPiMRrFkTeA/edit#heading=h.2s8eyo1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2s8eyo1" text:style-name="Internet_20_link" text:visited-style-name="Visited_20_Internet_20_Link"><text:span text:style-name="T16">2</text:span></text:a></text:p>
      <text:p text:style-name="P47"><text:a xlink:type="simple" xlink:href="https://docs.google.com/document/d/1AHleCjcHEzVObIh29tFAr3rY90-L_92DAPiMRrFkTeA/edit#heading=h.17dp8vu" text:style-name="Internet_20_link" text:visited-style-name="Visited_20_Internet_20_Link"><text:span text:style-name="T16">2.3 Třídy uživatelů</text:span></text:a><text:a xlink:type="simple" xlink:href="https://docs.google.com/document/d/1AHleCjcHEzVObIh29tFAr3rY90-L_92DAPiMRrFkTeA/edit#heading=h.17dp8vu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17dp8vu" text:style-name="Internet_20_link" text:visited-style-name="Visited_20_Internet_20_Link"><text:span text:style-name="T16">2</text:span></text:a></text:p>
      <text:p text:style-name="P47"><text:a xlink:type="simple" xlink:href="https://docs.google.com/document/d/1AHleCjcHEzVObIh29tFAr3rY90-L_92DAPiMRrFkTeA/edit#heading=h.3rdcrjn" text:style-name="Internet_20_link" text:visited-style-name="Visited_20_Internet_20_Link"><text:span text:style-name="T16">2.4 Provozní prostředí</text:span></text:a><text:a xlink:type="simple" xlink:href="https://docs.google.com/document/d/1AHleCjcHEzVObIh29tFAr3rY90-L_92DAPiMRrFkTeA/edit#heading=h.3rdcrjn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3rdcrjn" text:style-name="Internet_20_link" text:visited-style-name="Visited_20_Internet_20_Link"><text:span text:style-name="T16">2</text:span></text:a></text:p>
      <text:p text:style-name="P47"><text:a xlink:type="simple" xlink:href="https://docs.google.com/document/d/1AHleCjcHEzVObIh29tFAr3rY90-L_92DAPiMRrFkTeA/edit#heading=h.26in1rg" text:style-name="Internet_20_link" text:visited-style-name="Visited_20_Internet_20_Link"><text:span text:style-name="T16">2.5</text:span></text:a><text:a xlink:type="simple" xlink:href="https://docs.google.com/document/d/1AHleCjcHEzVObIh29tFAr3rY90-L_92DAPiMRrFkTeA/edit#heading=h.26in1rg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26in1rg" text:style-name="Internet_20_link" text:visited-style-name="Visited_20_Internet_20_Link"><text:span text:style-name="T16">Omezení návrhu a implementace</text:span></text:a><text:a xlink:type="simple" xlink:href="https://docs.google.com/document/d/1AHleCjcHEzVObIh29tFAr3rY90-L_92DAPiMRrFkTeA/edit#heading=h.26in1rg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26in1rg" text:style-name="Internet_20_link" text:visited-style-name="Visited_20_Internet_20_Link"><text:span text:style-name="T16">2</text:span></text:a></text:p>
      <text:p text:style-name="P47"><text:a xlink:type="simple" xlink:href="https://docs.google.com/document/d/1AHleCjcHEzVObIh29tFAr3rY90-L_92DAPiMRrFkTeA/edit#heading=h.lnxbz9" text:style-name="Internet_20_link" text:visited-style-name="Visited_20_Internet_20_Link"><text:span text:style-name="T16">2.6</text:span></text:a><text:a xlink:type="simple" xlink:href="https://docs.google.com/document/d/1AHleCjcHEzVObIh29tFAr3rY90-L_92DAPiMRrFkTeA/edit#heading=h.lnxbz9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lnxbz9" text:style-name="Internet_20_link" text:visited-style-name="Visited_20_Internet_20_Link"><text:span text:style-name="T16">Uživatelská dokumentace</text:span></text:a><text:a xlink:type="simple" xlink:href="https://docs.google.com/document/d/1AHleCjcHEzVObIh29tFAr3rY90-L_92DAPiMRrFkTeA/edit#heading=h.lnxbz9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lnxbz9" text:style-name="Internet_20_link" text:visited-style-name="Visited_20_Internet_20_Link"><text:span text:style-name="T16">2</text:span></text:a></text:p>
      <text:p text:style-name="P47"><text:a xlink:type="simple" xlink:href="https://docs.google.com/document/d/1AHleCjcHEzVObIh29tFAr3rY90-L_92DAPiMRrFkTeA/edit#heading=h.35nkun2" text:style-name="Internet_20_link" text:visited-style-name="Visited_20_Internet_20_Link"><text:span text:style-name="T16">2.7 Předpoklady a závislosti</text:span></text:a><text:a xlink:type="simple" xlink:href="https://docs.google.com/document/d/1AHleCjcHEzVObIh29tFAr3rY90-L_92DAPiMRrFkTeA/edit#heading=h.35nkun2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35nkun2" text:style-name="Internet_20_link" text:visited-style-name="Visited_20_Internet_20_Link"><text:span text:style-name="T16">2</text:span></text:a></text:p>
      <text:p text:style-name="P46"><text:a xlink:type="simple" xlink:href="https://docs.google.com/document/d/1AHleCjcHEzVObIh29tFAr3rY90-L_92DAPiMRrFkTeA/edit#heading=h.1ksv4uv" text:style-name="Internet_20_link" text:visited-style-name="Visited_20_Internet_20_Link"><text:span text:style-name="T11">3.</text:span></text:a><text:a xlink:type="simple" xlink:href="https://docs.google.com/document/d/1AHleCjcHEzVObIh29tFAr3rY90-L_92DAPiMRrFkTeA/edit#heading=h.1ksv4uv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1ksv4uv" text:style-name="Internet_20_link" text:visited-style-name="Visited_20_Internet_20_Link"><text:span text:style-name="T11">Funkce systému</text:span></text:a><text:a xlink:type="simple" xlink:href="https://docs.google.com/document/d/1AHleCjcHEzVObIh29tFAr3rY90-L_92DAPiMRrFkTeA/edit#heading=h.1ksv4uv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1ksv4uv" text:style-name="Internet_20_link" text:visited-style-name="Visited_20_Internet_20_Link"><text:span text:style-name="T11">2</text:span></text:a></text:p>
      <text:p text:style-name="P47"><text:a xlink:type="simple" xlink:href="https://docs.google.com/document/d/1AHleCjcHEzVObIh29tFAr3rY90-L_92DAPiMRrFkTeA/edit#heading=h.44sinio" text:style-name="Internet_20_link" text:visited-style-name="Visited_20_Internet_20_Link"><text:span text:style-name="T16">3.1 Funkce systému 1</text:span></text:a><text:a xlink:type="simple" xlink:href="https://docs.google.com/document/d/1AHleCjcHEzVObIh29tFAr3rY90-L_92DAPiMRrFkTeA/edit#heading=h.44sinio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44sinio" text:style-name="Internet_20_link" text:visited-style-name="Visited_20_Internet_20_Link"><text:span text:style-name="T16">2</text:span></text:a></text:p>
      <text:p text:style-name="P47"><text:a xlink:type="simple" xlink:href="https://docs.google.com/document/d/1AHleCjcHEzVObIh29tFAr3rY90-L_92DAPiMRrFkTeA/edit#heading=h.2jxsxqh" text:style-name="Internet_20_link" text:visited-style-name="Visited_20_Internet_20_Link"><text:span text:style-name="T16">3.2 Funkce systému 2 (atd.)</text:span></text:a><text:a xlink:type="simple" xlink:href="https://docs.google.com/document/d/1AHleCjcHEzVObIh29tFAr3rY90-L_92DAPiMRrFkTeA/edit#heading=h.2jxsxqh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2jxsxqh" text:style-name="Internet_20_link" text:visited-style-name="Visited_20_Internet_20_Link"><text:span text:style-name="T16">3</text:span></text:a></text:p>
      <text:p text:style-name="P46"><text:a xlink:type="simple" xlink:href="https://docs.google.com/document/d/1AHleCjcHEzVObIh29tFAr3rY90-L_92DAPiMRrFkTeA/edit#heading=h.z337ya" text:style-name="Internet_20_link" text:visited-style-name="Visited_20_Internet_20_Link"><text:span text:style-name="T11">4.</text:span></text:a><text:a xlink:type="simple" xlink:href="https://docs.google.com/document/d/1AHleCjcHEzVObIh29tFAr3rY90-L_92DAPiMRrFkTeA/edit#heading=h.z337ya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z337ya" text:style-name="Internet_20_link" text:visited-style-name="Visited_20_Internet_20_Link"><text:span text:style-name="T11">Požadavky na vnější rozhraní</text:span></text:a><text:a xlink:type="simple" xlink:href="https://docs.google.com/document/d/1AHleCjcHEzVObIh29tFAr3rY90-L_92DAPiMRrFkTeA/edit#heading=h.z337ya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z337ya" text:style-name="Internet_20_link" text:visited-style-name="Visited_20_Internet_20_Link"><text:span text:style-name="T11">3</text:span></text:a></text:p>
      <text:p text:style-name="P47"><text:a xlink:type="simple" xlink:href="https://docs.google.com/document/d/1AHleCjcHEzVObIh29tFAr3rY90-L_92DAPiMRrFkTeA/edit#heading=h.3j2qqm3" text:style-name="Internet_20_link" text:visited-style-name="Visited_20_Internet_20_Link"><text:span text:style-name="T16">4.1</text:span></text:a><text:a xlink:type="simple" xlink:href="https://docs.google.com/document/d/1AHleCjcHEzVObIh29tFAr3rY90-L_92DAPiMRrFkTeA/edit#heading=h.3j2qqm3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3j2qqm3" text:style-name="Internet_20_link" text:visited-style-name="Visited_20_Internet_20_Link"><text:span text:style-name="T16">Uživatelská rozhraní</text:span></text:a><text:a xlink:type="simple" xlink:href="https://docs.google.com/document/d/1AHleCjcHEzVObIh29tFAr3rY90-L_92DAPiMRrFkTeA/edit#heading=h.3j2qqm3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3j2qqm3" text:style-name="Internet_20_link" text:visited-style-name="Visited_20_Internet_20_Link"><text:span text:style-name="T16">3</text:span></text:a></text:p>
      <text:p text:style-name="P47"><text:a xlink:type="simple" xlink:href="https://docs.google.com/document/d/1AHleCjcHEzVObIh29tFAr3rY90-L_92DAPiMRrFkTeA/edit#heading=h.1y810tw" text:style-name="Internet_20_link" text:visited-style-name="Visited_20_Internet_20_Link"><text:span text:style-name="T16">4.2 Hardwarová rozhraní</text:span></text:a><text:a xlink:type="simple" xlink:href="https://docs.google.com/document/d/1AHleCjcHEzVObIh29tFAr3rY90-L_92DAPiMRrFkTeA/edit#heading=h.1y810tw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1y810tw" text:style-name="Internet_20_link" text:visited-style-name="Visited_20_Internet_20_Link"><text:span text:style-name="T16">3</text:span></text:a></text:p>
      <text:p text:style-name="P47"><text:a xlink:type="simple" xlink:href="https://docs.google.com/document/d/1AHleCjcHEzVObIh29tFAr3rY90-L_92DAPiMRrFkTeA/edit#heading=h.4i7ojhp" text:style-name="Internet_20_link" text:visited-style-name="Visited_20_Internet_20_Link"><text:span text:style-name="T16">4.3 Softwarová rozhraní</text:span></text:a><text:a xlink:type="simple" xlink:href="https://docs.google.com/document/d/1AHleCjcHEzVObIh29tFAr3rY90-L_92DAPiMRrFkTeA/edit#heading=h.4i7ojhp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4i7ojhp" text:style-name="Internet_20_link" text:visited-style-name="Visited_20_Internet_20_Link"><text:span text:style-name="T16">3</text:span></text:a></text:p>
      <text:p text:style-name="P47"><text:a xlink:type="simple" xlink:href="https://docs.google.com/document/d/1AHleCjcHEzVObIh29tFAr3rY90-L_92DAPiMRrFkTeA/edit#heading=h.2xcytpi" text:style-name="Internet_20_link" text:visited-style-name="Visited_20_Internet_20_Link"><text:span text:style-name="T16">4.4 Komunikační rozhraní</text:span></text:a><text:a xlink:type="simple" xlink:href="https://docs.google.com/document/d/1AHleCjcHEzVObIh29tFAr3rY90-L_92DAPiMRrFkTeA/edit#heading=h.2xcytpi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2xcytpi" text:style-name="Internet_20_link" text:visited-style-name="Visited_20_Internet_20_Link"><text:span text:style-name="T16">3</text:span></text:a></text:p>
      <text:p text:style-name="P46"><text:a xlink:type="simple" xlink:href="https://docs.google.com/document/d/1AHleCjcHEzVObIh29tFAr3rY90-L_92DAPiMRrFkTeA/edit#heading=h.1ci93xb" text:style-name="Internet_20_link" text:visited-style-name="Visited_20_Internet_20_Link"><text:span text:style-name="T11">5.</text:span></text:a><text:a xlink:type="simple" xlink:href="https://docs.google.com/document/d/1AHleCjcHEzVObIh29tFAr3rY90-L_92DAPiMRrFkTeA/edit#heading=h.1ci93xb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1ci93xb" text:style-name="Internet_20_link" text:visited-style-name="Visited_20_Internet_20_Link"><text:span text:style-name="T11">Další parametrické (mimofunkční) požadavky</text:span></text:a><text:a xlink:type="simple" xlink:href="https://docs.google.com/document/d/1AHleCjcHEzVObIh29tFAr3rY90-L_92DAPiMRrFkTeA/edit#heading=h.1ci93xb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1ci93xb" text:style-name="Internet_20_link" text:visited-style-name="Visited_20_Internet_20_Link"><text:span text:style-name="T11">4</text:span></text:a></text:p>
      <text:p text:style-name="P47"><text:a xlink:type="simple" xlink:href="https://docs.google.com/document/d/1AHleCjcHEzVObIh29tFAr3rY90-L_92DAPiMRrFkTeA/edit#heading=h.3whwml4" text:style-name="Internet_20_link" text:visited-style-name="Visited_20_Internet_20_Link"><text:span text:style-name="T16">5.1</text:span></text:a><text:a xlink:type="simple" xlink:href="https://docs.google.com/document/d/1AHleCjcHEzVObIh29tFAr3rY90-L_92DAPiMRrFkTeA/edit#heading=h.3whwml4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3whwml4" text:style-name="Internet_20_link" text:visited-style-name="Visited_20_Internet_20_Link"><text:span text:style-name="T16">Výkonnostní požadavky</text:span></text:a><text:a xlink:type="simple" xlink:href="https://docs.google.com/document/d/1AHleCjcHEzVObIh29tFAr3rY90-L_92DAPiMRrFkTeA/edit#heading=h.3whwml4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3whwml4" text:style-name="Internet_20_link" text:visited-style-name="Visited_20_Internet_20_Link"><text:span text:style-name="T16">4</text:span></text:a></text:p>
      <text:p text:style-name="P47"><text:a xlink:type="simple" xlink:href="https://docs.google.com/document/d/1AHleCjcHEzVObIh29tFAr3rY90-L_92DAPiMRrFkTeA/edit#heading=h.2bn6wsx" text:style-name="Internet_20_link" text:visited-style-name="Visited_20_Internet_20_Link"><text:span text:style-name="T16">5.2 Bezpečnostní požadavky</text:span></text:a><text:a xlink:type="simple" xlink:href="https://docs.google.com/document/d/1AHleCjcHEzVObIh29tFAr3rY90-L_92DAPiMRrFkTeA/edit#heading=h.2bn6wsx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2bn6wsx" text:style-name="Internet_20_link" text:visited-style-name="Visited_20_Internet_20_Link"><text:span text:style-name="T16">4</text:span></text:a></text:p>
      <text:p text:style-name="P47"><text:a xlink:type="simple" xlink:href="https://docs.google.com/document/d/1AHleCjcHEzVObIh29tFAr3rY90-L_92DAPiMRrFkTeA/edit#heading=h.qsh70q" text:style-name="Internet_20_link" text:visited-style-name="Visited_20_Internet_20_Link"><text:span text:style-name="T16">5.3 Kvalitativní parametry</text:span></text:a><text:a xlink:type="simple" xlink:href="https://docs.google.com/document/d/1AHleCjcHEzVObIh29tFAr3rY90-L_92DAPiMRrFkTeA/edit#heading=h.qsh70q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qsh70q" text:style-name="Internet_20_link" text:visited-style-name="Visited_20_Internet_20_Link"><text:span text:style-name="T16">4</text:span></text:a></text:p>
      <text:p text:style-name="P46"><text:a xlink:type="simple" xlink:href="https://docs.google.com/document/d/1AHleCjcHEzVObIh29tFAr3rY90-L_92DAPiMRrFkTeA/edit#heading=h.3as4poj" text:style-name="Internet_20_link" text:visited-style-name="Visited_20_Internet_20_Link"><text:span text:style-name="T11">6.</text:span></text:a><text:a xlink:type="simple" xlink:href="https://docs.google.com/document/d/1AHleCjcHEzVObIh29tFAr3rY90-L_92DAPiMRrFkTeA/edit#heading=h.3as4poj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3as4poj" text:style-name="Internet_20_link" text:visited-style-name="Visited_20_Internet_20_Link"><text:span text:style-name="T11">Ostatní požadavky</text:span></text:a><text:a xlink:type="simple" xlink:href="https://docs.google.com/document/d/1AHleCjcHEzVObIh29tFAr3rY90-L_92DAPiMRrFkTeA/edit#heading=h.3as4poj" text:style-name="Internet_20_link" text:visited-style-name="Visited_20_Internet_20_Link"><text:span text:style-name="T15"> </text:span></text:a><text:a xlink:type="simple" xlink:href="https://docs.google.com/document/d/1AHleCjcHEzVObIh29tFAr3rY90-L_92DAPiMRrFkTeA/edit#heading=h.3as4poj" text:style-name="Internet_20_link" text:visited-style-name="Visited_20_Internet_20_Link"><text:span text:style-name="T11">4</text:span></text:a><text:span text:style-name="T15"></text:span></text:p>
      <text:list xml:id="list3929949841172406933" text:style-name="L1">
        <text:list-header>
          <text:p text:style-name="P64"/>
        </text:list-header>
      </text:list>
      <text:h text:style-name="P60" text:outline-level="2"/>
      <text:h text:style-name="P59" text:outline-level="2"><text:span text:style-name="T9">1.</text:span><text:span text:style-name="T9">Úvod</text:span></text:h>
      <text:h text:style-name="P60" text:outline-level="2">1.1 Předmět specifikace</text:h>
      <text:p text:style-name="P24"><text:tab/><text:span text:style-name="T43">Specifikace se zabývá aplikací, jejímž úkolem je vytváření lentikulárních obrázků</text:span><text:span text:style-name="T54">1</text:span><text:span text:style-name="T43">. Konkrétně se bude aplikace starat o načtení již předzpracovaných vstupních obrázků a jejich proložení do výsledného výstupního obrázku a přidání pasovacích značek</text:span><text:span text:style-name="T54">2</text:span><text:span text:style-name="T43">.</text:span></text:p>
      <text:p text:style-name="P21"/>
      <text:p text:style-name="P56">1.2 Typografické konvence</text:p>
      <text:p text:style-name="P20"><text:tab/>V dokumentu je pro standartní text použito písmo Times New Roman</text:p>
      <text:p text:style-name="P23"/>
      <text:p text:style-name="P56">1.3 Cílové publikum</text:p>
      <text:p text:style-name="P24"><text:tab/><text:span text:style-name="T44">Členové týmu:</text:span><text:span text:style-name="T43"> Lukáš Hruda, Štěpán Baratta, Tomáš Matějka, Jan Albl</text:span></text:p>
      <text:p text:style-name="P27"><text:tab/><text:span text:style-name="T50">Zadavatel: </text:span>Ing. Petr Lobaz</text:p>
      <text:p text:style-name="P27"><text:tab/><text:span text:style-name="T50">Cvičící předmětu KIV/ZSWI:</text:span> Ing. Jan Štěbeták</text:p>
      <text:p text:style-name="P21"/>
      <text:p text:style-name="P56">1.4 Rozsah projektu</text:p>
      <text:p text:style-name="P24"><text:tab/><text:span text:style-name="T43">Aplikace bude umět načíst vstupní obrázky ve všech běžně používaných formátech</text:span><text:span text:style-name="T54">3</text:span><text:span text:style-name="T43"> a korektním způsobem (viz dále) je proložit do výsledného lentikulárního obrázku</text:span><text:span text:style-name="T54">1</text:span><text:span text:style-name="T43">, přidat pasovací značky</text:span><text:span text:style-name="T54">2</text:span><text:span text:style-name="T43"> a výsledek převzorkovat na tiskové rozlišení.</text:span></text:p>
      <text:p text:style-name="P27"><text:tab/>Program bude umět zpracovat obrázky, jejichž velikost v nekomprimované podobě<text:span text:style-name="T52">4</text:span> <text:s/>bude dosahovat desítek MB. Bude schopná vytvořit výstupní obrázek o velikosti stovek MB, krajně jednotek GB. Aplikace umožní nastavení všech parametrů <text:s/>(viz dále) potřebných pro proložení pomocí grafického uživatelského rozhraní.</text:p>
      <text:p text:style-name="P24"/>
      <text:p text:style-name="P56">1.5 Odkazy</text:p>
      <text:p text:style-name="P32"><text:span text:style-name="T23"><text:tab/></text:span><text:span text:style-name="T22">Nejsou žádné odkazy.</text:span></text:p>
      <text:p text:style-name="P23"/>
      <text:p text:style-name="P61">2.Obecný popis</text:p>
      <text:p text:style-name="P56">2.1 Kontext systému</text:p>
      <text:p text:style-name="P24"><text:span text:style-name="T35"><text:tab/></text:span>Jde o nově vyvíjený program jehož výstupní obrazová data budou určena pro tisková zařízení s rozlišením 300 až 6000 DPI<text:span text:style-name="T52">5</text:span>. Vstup i výstup obrazových dat je předpokládán v RGB<text:span text:style-name="T52">6</text:span>.</text:p>
      <text:p text:style-name="P24"/>
      <text:p text:style-name="P29"><draw:frame draw:style-name="fr1" draw:name="obrázky1" text:anchor-type="paragraph" svg:width="12.047cm" svg:height="11.337cm" draw:z-index="0"><draw:image xlink:href="Pictures/2000000700003E6E00003E04A75430AA.svm" xlink:type="simple" xlink:show="embed" xlink:actuate="onLoad"/></draw:frame></text:p>
      <text:p text:style-name="P30"/>
      <text:p text:style-name="P56">2.2 Funkce produktu</text:p>
      <text:p text:style-name="P24"><text:tab/>Program umožní načíst několik obrázků v běžně používaných formátech<text:span text:style-name="T52">3</text:span> a provést proces jejich proložení podle zadaných parametrů a finální převzorkování pro tiskovou velikost. Umožní uložení výstupního obrázku do libovolného z běžně používaných formátů<text:span text:style-name="T52">3</text:span> do libovolného adresáře pod libovolným názvem. Formát, umístění a název výstupního souboru budou nastavitelné.</text:p>
      <text:p text:style-name="P24"><text:tab/>Umožní zadání všech parametrů potřebných k proložení obrázků – šírka a výška výstupního obrázku v cm a palcích, DPI<text:span text:style-name="T52">5</text:span> pro výpočet velikosti v pixelech<text:span text:style-name="T52">7</text:span>, počet lentikulí na palec (LPI) použité fólie, interpolační algoritmus<text:span text:style-name="T52">8</text:span> použitý při změně velikosti pro obě fáze prokládání (1. převedení všech obrázků na velikost podle počtu lentikulí, 2. převedení výsledného obrázku na tiskovou velikost).</text:p>
      <text:p text:style-name="P24"><text:tab/>Umožní přidání pasovacích značek<text:span text:style-name="T52">2</text:span> <text:s/>volitelné šířky a barvy. V rámci uživatelského rozhraní umožní snadnou orientaci v načtených obrázcích a umožní určit pořadí, ve kterém budou vstupní obrázky zpracovány.</text:p>
      <text:p text:style-name="P24"><draw:frame draw:style-name="fr2" draw:name="obrázky2" text:anchor-type="paragraph" svg:x="0.019cm" svg:y="0.794cm" svg:width="16.962cm" svg:height="21.325cm" draw:z-index="1"><draw:image xlink:href="Pictures/20000007000042410000534E6AF1FBAA.svm" xlink:type="simple" xlink:show="embed" xlink:actuate="onLoad"/></draw:frame><text:soft-page-break/></text:p>
      <text:p text:style-name="P24"/>
      <text:p text:style-name="P57">2.3 Třídy uživatelů</text:p>
      <text:p text:style-name="P24"><text:tab/>Software budou používat především studenti FDU (technicky nepříliš zdatní uživatelé). Dále to mohou být operátoři produkčního tisku, tj. lidé, kteří od umělců dostanou vstupní obrázky a proces prokládání udělají za ně, třeba proto, že umělci neznají konkrétní tiskové podmínky. </text:p>
      <text:p text:style-name="P23"/>
      <text:p text:style-name="P56">2.4 Provozní prostředí</text:p>
      <text:p text:style-name="P24"><text:tab/>Aplikace poběží na strojích s operačním systémem Windows, předpokládá se použití stolního počítače nebo notebooku, tj. ne mobilního prostředí. Program bude používán i zahraničními studenty.</text:p>
      <text:p text:style-name="P23"/>
      <text:p text:style-name="P56">2.5 Omezení návrhu a implementace</text:p>
      <text:p text:style-name="P24"><text:tab/>Program musí fungovat na operačním systému Windows. Doporučeným programovacím jazykem je C# s použitím .NET frameworku.</text:p>
      <text:p text:style-name="P23"/>
      <text:p text:style-name="P56">2.6 Uživatelská dokumentace</text:p>
      <text:p text:style-name="P24"><text:tab/>Podoba uživatelské dokumentace bude upřesněna později.</text:p>
      <text:p text:style-name="P23"/>
      <text:p text:style-name="P56">2.7 Předpoklady a závislosti</text:p>
      <text:p text:style-name="P24"><text:tab/>Aplikace bude závislá na vybrané grafické knihovně. Závislost nebude zabudovaná hluboko v kódu, takže bude možné knihovnu v případě potřeby vyměnit za jinou. Aktuálně používaná knihovna je Magick++ (wrapper pro ImageMagick), se kterou budeme komunikovat pomocí DLL napsaného v C++.</text:p>
      <text:p text:style-name="P3"><text:span text:style-name="T48"><text:line-break/><text:line-break/></text:span><text:span text:style-name="T10">3. Funkce systému</text:span></text:p>
      <text:p text:style-name="P8">3.1 Načtení vstupních obrázků</text:p>
      <text:p text:style-name="P48"><text:span text:style-name="T6">3.1.1</text:span><text:span text:style-name="T3"> </text:span><text:span text:style-name="T5">Popis a priorita</text:span></text:p>
      <text:p text:style-name="P22"><text:tab/><text:tab/><text:tab/>Program musí umožnit načtení předem nespecifikovaného množství vstupních</text:p>
      <text:p text:style-name="P49">obrazových souborů. Je nutné umět načíst obrázky ve všech standardních formátech<text:span text:style-name="T47">3</text:span>, zjistit jejich typ a zkontrolovat konzistenci a převést je na bitmapovou reprezentaci, se kterou bude program dále pracovat.</text:p>
      <text:p text:style-name="P6"/>
      <text:p text:style-name="P22"><text:tab/><text:tab/><text:tab/><text:tab/><text:tab/><text:tab/><text:tab/><text:tab/><text:tab/><text:tab/><text:tab/> <text:s text:c="4"/><text:span text:style-name="T50">Priorita</text:span>: vysoká</text:p>
      <text:p text:style-name="P48"><text:span text:style-name="T6">3.1.2</text:span><text:span text:style-name="T3"> </text:span><text:span text:style-name="T5">Události a odpovědi</text:span></text:p>
      <text:p text:style-name="P50"><text:tab/>Uživatel vybere obrázky k načtení pomocí grafického uživatelského rozhraní. Bude možné nastavit pořadí zpracování vstupních obrázů.</text:p>
      <text:p text:style-name="P38"><text:span text:style-name="T6"><text:tab/>3.1.3</text:span><text:span text:style-name="T3"> </text:span><text:span text:style-name="T5">Funkční požadavky</text:span></text:p>
      <text:p text:style-name="P33"><text:span text:style-name="T24"><text:tab/><text:tab/>Požadavek </text:span><text:span text:style-name="T26">3.1.3.1</text:span><text:span text:style-name="T24">:</text:span></text:p>
      <text:p text:style-name="P51"><text:tab/>Obrázky se zadanými názvy musí existovat, v opačném případě bude pomocí výjimky zprostředkována chybová hláška a proces načítání bude ukončen.</text:p>
      <text:p text:style-name="P52"/>
      <text:p text:style-name="P42">3.2 Proložení vstupních obrázků:</text:p>
      <text:p text:style-name="P48"><text:span text:style-name="T6">3.2.1</text:span><text:span text:style-name="T3"> </text:span><text:span text:style-name="T5">Popis a priorita</text:span></text:p>
      <text:p text:style-name="P33"><text:span text:style-name="T7"><text:tab/><text:tab/><text:tab/>Program bude umět proložit vstupní obrázky do výsledné bitmapy a tu uložit</text:span><text:span text:style-name="T3"> </text:span><text:span text:style-name="T7">jako <text:tab/><text:tab/>obrázek v kterémkoliv standardním formátu</text:span><text:span text:style-name="T31">3</text:span><text:span text:style-name="T24"> </text:span><text:span text:style-name="T7">.</text:span></text:p>
      <text:p text:style-name="P22"><text:tab/><text:tab/><text:tab/><text:tab/><text:tab/><text:tab/><text:tab/><text:tab/><text:tab/><text:tab/><text:tab/> <text:s text:c="4"/><text:span text:style-name="T50">Priorita</text:span>: vysoká</text:p>
      <text:p text:style-name="P48"><text:span text:style-name="T6">3.2.2</text:span><text:span text:style-name="T3"> </text:span><text:span text:style-name="T5">Události a odpovědi</text:span></text:p>
      <text:p text:style-name="P33"><text:span text:style-name="T7"><text:tab/><text:tab/><text:tab/>Nastavení pro proces proložení a spuštění proložení bude realizováno</text:span><text:span text:style-name="T3"> </text:span><text:span text:style-name="T7">pomocí <text:tab/><text:tab/><text:tab/>grafického uživatelského rozhraní.</text:span></text:p>
      <text:p text:style-name="P48"><text:span text:style-name="T6">3.2.3</text:span><text:span text:style-name="T3"> </text:span><text:span text:style-name="T5">Funkční požadavky</text:span></text:p>
      <text:p text:style-name="P33"><text:span text:style-name="T7"><text:tab/><text:tab/>Požadavek </text:span><text:span text:style-name="T8">3.2.3.1</text:span><text:span text:style-name="T7">:</text:span></text:p>
      <text:p text:style-name="P22"><text:tab/><text:tab/><text:tab/>Obrázky musejí být korektně načteny.</text:p>
      <text:p text:style-name="P33"><text:span text:style-name="T7"><text:tab/><text:tab/>Požadavek </text:span><text:span text:style-name="T8">3.2.3.2</text:span><text:span text:style-name="T7">:</text:span></text:p>
      <text:p text:style-name="P53">Musí být k dispozici dostatek paměti pro výstupní obrázek, ten musí být při procesu vytvořen.</text:p>
      <text:p text:style-name="P53"/>
      <text:p text:style-name="P22"><text:tab/><text:tab/>V případě selhání jednoho z těchto požadavků bude pomocí výjimky zprostředkována <text:tab/><text:tab/><text:tab/>chybová hláška a proces prokládání bude ukončen.</text:p>
      <text:p text:style-name="P23"/>
      <text:p text:style-name="P23">3.3 Přidání pasovacích značek:</text:p>
      <text:p text:style-name="P48"><text:span text:style-name="T6">3.3.1</text:span><text:span text:style-name="T3"> </text:span><text:span text:style-name="T5">Popis a priorita</text:span></text:p>
      <text:p text:style-name="P22"><text:tab/><text:tab/><text:tab/>Program umožní přidání pasovacích značek<text:span text:style-name="T47">2</text:span><text:span text:style-name="T46"> </text:span><text:s/>do výsledného obrázku.</text:p>
      <text:p text:style-name="P22"><text:tab/><text:tab/><text:tab/><text:tab/><text:tab/><text:tab/><text:tab/><text:tab/><text:tab/><text:tab/><text:tab/> <text:s text:c="4"/><text:span text:style-name="T50">Priorita</text:span>: vysoká</text:p>
      <text:p text:style-name="P48"><text:span text:style-name="T6">3.3.2</text:span><text:span text:style-name="T3"> </text:span><text:span text:style-name="T5">Události a odpovědi</text:span></text:p>
      <text:p text:style-name="P49">Bude umožněno nastavení pasovacích značek<text:span text:style-name="T47">2</text:span><text:span text:style-name="T46"> </text:span><text:s/>pomocí grafického uživatelského rozhraní.</text:p>
      <text:p text:style-name="P48"><text:span text:style-name="T6">3.3.3</text:span><text:span text:style-name="T3"> </text:span><text:span text:style-name="T5">Funkční požadavky</text:span></text:p>
      <text:p text:style-name="P33"><text:span text:style-name="T7"><text:tab/><text:tab/>Požadavek </text:span><text:span text:style-name="T8">3.3.3.1</text:span><text:span text:style-name="T7">:</text:span></text:p>
      <text:p text:style-name="P62"><text:tab/>Výstupní obrázek musí být vytvořen. Automaticky selže při selhání požadavku <text:tab/><text:tab/>reakce na selhání je s ním spojena.</text:p>
      <text:p text:style-name="P39">4. Požadavky na vnější rozhraní</text:p>
      <text:p text:style-name="P40">4.1 Uživatelské rozhraní</text:p>
      <text:p text:style-name="P24"><text:tab/>Uživatelské rozhraní dovolí uživateli zvolit k proložení standardní formáty obrázků (jpg, png, tif, bmp). Zvolit si DPI<text:span text:style-name="T52">5</text:span> tiskárny a LPI použité fólie (popřípadě DPCM a LPCM). Umožní zadávání délkových jednotek v cm, mm a palcích. Poskytne možnost změny pořadí obrázků po jejich zvolení. Také dovolí uživateli vybrat interpolační algoritmy pro obě fáze prokládání (viz 2.2), zvolit mezi vertikálním a horizontálním prokládáním a umožňí přidání a nastavení pasovacích značek<text:span text:style-name="T52">3</text:span> . Dále umožní výběr formátu výstupního obrázku. Program bude připraven pro možnost volby jazyka s možností přidání nových jazyků.</text:p>
      <text:p text:style-name="P23"><draw:frame draw:style-name="fr2" draw:name="obrázky3" text:anchor-type="paragraph" svg:x="0cm" svg:y="0.423cm" svg:width="17cm" svg:height="11.151cm" draw:z-index="2"><draw:image xlink:href="Pictures/2000000700005D6F00003D4B3619CE8C.svm" xlink:type="simple" xlink:show="embed" xlink:actuate="onLoad"/></draw:frame></text:p>
      <text:p text:style-name="P56">4.2 Hardwarová rozhraní</text:p>
      <text:p text:style-name="P24"><text:tab/>Žádná nejsou.</text:p>
      <text:p text:style-name="P23"/>
      <text:p text:style-name="P56">4.3 Softwarová rozhraní</text:p>
      <text:p text:style-name="P24"><text:tab/>Software bude používat knihovnu pro práci s obrázky (viz 2.7), se kterou bude komunikovat pomocí DLL knihovny napsané v C++. Tato knihovna musí být na cílovém stroji k dispozici (pro 32-bitovou verzi aplikace 32-bitová knihovna, pro 64-bitovou verzi 64-bitová knihovna). Dále je potřeba nainstalovaný .NET framework verze 4.5 a Microsoft Visual C++ Redistributable 2013 (opět podle verze aplikace 32-bit nebo 64-bit).</text:p>
      <text:p text:style-name="P23"><text:soft-page-break/></text:p>
      <text:p text:style-name="P56">4.4 Komunikační rozhraní</text:p>
      <text:p text:style-name="P24"><text:tab/>Žádná nejsou.</text:p>
      <text:p text:style-name="P24"/>
      <text:p text:style-name="P4">5. Další parametrické (mimofunkční) požadavky </text:p>
      <text:p text:style-name="P55">5.1 Výkonnostní požadavky</text:p>
      <text:p text:style-name="P20"><text:tab/>Na počítači, který má k dispozici 1 – 4 GB operační paměti a má procesor s taktovací frekvencí kolem 2,5 Ghz, by doba prokládání výstupního obrázku formátu A4 měla být maximálně v řádech desítek vteřin.</text:p>
      <text:p text:style-name="P20"/>
      <text:p text:style-name="P56">5.2 Bezpečnostní požadavky</text:p>
      <text:p text:style-name="P24"><text:tab/>Žádné nejsou</text:p>
      <text:p text:style-name="P24"><text:span text:style-name="T55">5.3 Kvalitativní parametry</text:span></text:p>
      <text:p text:style-name="P6"/>
      <text:list xml:id="list2148655392279565709" text:style-name="L2">
        <text:list-item>
          <text:p text:style-name="P65">Aplikace musí být snadno použitelná i lidmi, kteří nejsou technicky zdatní. Naučit se ovládat základní funkce by jim mělo zabrat maximálně několik minut, krajně desítek minut.</text:p>
        </text:list-item>
        <text:list-item>
          <text:p text:style-name="P65">Zdrojový kód aplikace musí být přehledný a pečlivě zdokumentovaný, aby případné pozdější modifikace či rozšíření nepůsobily problémy</text:p>
          <text:p text:style-name="P66"/>
        </text:list-item>
      </text:list>
      <text:p text:style-name="P68"/>
      <text:p text:style-name="P69">6.Ostatní požadavky</text:p>
      <text:p text:style-name="P44">Dodatek A: Slovníček</text:p>
      <text:p text:style-name="P31"><text:span text:style-name="T30">1 </text:span><text:span text:style-name="T29">Lentikulární obrázek</text:span><text:span text:style-name="T27"> – Obrázek, který společně s optickou deskou tvoří iluzní představu o <text:tab/>měnicím se nebo přesouvajícím se obrázku</text:span><text:span text:style-name="T33"> v závislosti na úhlu pohledu.</text:span></text:p>
      <text:p text:style-name="P28"><text:span text:style-name="T52">2</text:span>Pasovací značka - <text:span text:style-name="T49">Pomocné čáry, které pomáhají při usazení optické desky na lentikulární <text:tab/>obrázek.</text:span></text:p>
      <text:p text:style-name="P25"><text:span text:style-name="T53">3</text:span><text:span text:style-name="T42">Běžně používané formáty – </text:span><text:span text:style-name="T45">Za běžné používané formáty obrázků předpokládáme obrázky s <text:tab/>koncovkou</text:span><text:span text:style-name="T42"> png</text:span><text:span text:style-name="T45">, </text:span><text:span text:style-name="T42">tif</text:span><text:span text:style-name="T45">,</text:span><text:span text:style-name="T42"> jpg</text:span><text:span text:style-name="T45">,</text:span><text:span text:style-name="T42"> gif </text:span><text:span text:style-name="T45">a</text:span><text:span text:style-name="T42"> bmp</text:span></text:p>
      <text:p text:style-name="P25"><text:span text:style-name="T53">4</text:span><text:span text:style-name="T42">Nekomprimovaná podoba souboru – </text:span><text:span text:style-name="T45">Soubor obsahuje veškeré potřebné informace k jeho <text:s text:c="3"/><text:tab/>zpracování. </text:span></text:p>
      <text:p text:style-name="P31"><text:span text:style-name="T30">5</text:span><text:span text:style-name="T29">DPI - </text:span><text:span text:style-name="T34">Dots per inch </text:span><text:span text:style-name="T33">je údaj určující, kolik obrazových bodů (</text:span><text:a xlink:type="simple" xlink:href="http://cs.wikipedia.org/wiki/Pixel" text:style-name="Internet_20_link" text:visited-style-name="Visited_20_Internet_20_Link"><text:span text:style-name="T12">pixelů</text:span></text:a><text:span text:style-name="T33">) se vejde do délky jednoho <text:tab/>palce (2,54cm).</text:span><text:span text:style-name="T51"> </text:span></text:p>
      <text:p text:style-name="P31"><text:span text:style-name="T30">6</text:span><text:span text:style-name="T29">RGB - </text:span><text:span text:style-name="T28">A</text:span><text:span text:style-name="T13">ditivní</text:span><text:span text:style-name="T14"> </text:span><text:span text:style-name="T13">způsob míchání barev </text:span><text:span text:style-name="T17">používaný v barevných </text:span><text:span text:style-name="T13">monitorech </text:span><text:span text:style-name="T17">a </text:span><text:a xlink:type="simple" xlink:href="http://cs.wikipedia.org/wiki/Projektor" text:style-name="Internet_20_link" text:visited-style-name="Visited_20_Internet_20_Link"><text:span text:style-name="T13">projektorech</text:span></text:a><text:span text:style-name="T37"> založený <text:tab/>na třech barvách, červené, zelené a modré.</text:span></text:p>
      <text:p text:style-name="P31"><text:span text:style-name="T39">7</text:span><text:span text:style-name="T36">Pixel - </text:span><text:span text:style-name="T17">Představuje jeden svítící bod na </text:span><text:span text:style-name="T13">monitoru</text:span><text:span text:style-name="T17">, resp. jeden bod obrázku zadaný svou barvou, <text:tab/>např. ve formátu </text:span><text:span text:style-name="T13">RGB</text:span><text:span text:style-name="T17">.</text:span><text:span text:style-name="T37"> </text:span></text:p>
      <text:p text:style-name="P26"><text:span text:style-name="T40">8</text:span><text:span text:style-name="T38">Interpolační algoritmus – </text:span><text:span text:style-name="T41">metoda sloužící k nalezení přibližné barevné hodnoty neznámého <text:tab/>pixelu z okolních známých pixelů, například při zvětšování nebo zmenšování obrázku.</text:span></text:p>
      <text:p text:style-name="P44">Dodatek B: Analytické modely</text:p>
      <text:p text:style-name="P44">Dodatek C: Seznam úkolů</text:p>
      <text:p text:style-name="P24">V nejbližší době více specifikovat funkce systému a celkový návrh aplikace.</text:p>
      <text:p text:style-name="P24">1. Vytvořit vrstvu aplikace, která na základě nastavených parametrů (seznam vstupních obrázků, parametry proložení, ...) vytvoří proložený výstup.</text:p>
      <text:p text:style-name="P6"/>
      <text:p text:style-name="P24">2. Vytvořit vrstvu GUI, která umožní parametry nastavovat a volat funkční vrstvu.</text:p>
      <text:p text:style-name="P6"/>
      <text:p text:style-name="P24">3. Vytvořit mechanismus pro ukládání a načítání parametrů ("projektů").</text:p>
      <text:p text:style-name="P6"/>
      <text:p text:style-name="P35">Prohlášení zadavatele:</text:p>
      <text:p text:style-name="P6"/>
      <text:p text:style-name="P33"><text:span text:style-name="T24">Předkládaný dokument specifikace požadavků verze 1.1 vytvořený týmem </text:span><text:span text:style-name="T25">Lentilky</text:span><text:span text:style-name="T20"> </text:span><text:span text:style-name="T24">jsem detailně přečetl a potvrzuji, že popisuje naši nejlepší současnou představu o požadavcích na software. Souhlasím s tím, že všechny případné budoucí změny budu provádět podle předem stanoveného procesu, na kterém jsem se s týmem </text:span><text:span text:style-name="T25">Lentilky </text:span><text:span text:style-name="T24">dohodl</text:span><text:span text:style-name="T25">.</text:span></text:p>
      <text:p text:style-name="P7"><text:line-break/><text:line-break/><text:line-break/></text:p>
      <text:p text:style-name="P34"><text:span text:style-name="T24">V Plzni dne 6.3.2015</text:span><text:span text:style-name="T20"> <text:tab/><text:tab/><text:tab/><text:tab/><text:tab/><text:tab/> <text:s/><text:tab/> <text:s/></text:span><text:span text:style-name="T24">Ing. Petr Lobaz</text:span></text:p>
      <text:p text:style-name="P54"/>
      <text:p text:style-name="P58">…..........…..……………………………………</text:p>
      <text:p text:style-name="P24"><text:tab/><text:tab/><text:tab/><text:tab/><text:tab/><text:tab/><text:tab/><text:tab/> <text:s text:c="12"/>Podpis zadavatele</text:p>
      <text:p text:style-name="P6"/>
      <text:p text:style-name="P24">Prohlášení týmu:</text:p>
      <text:p text:style-name="P33"><text:span text:style-name="T24">Tým </text:span><text:span text:style-name="T25">Lentilky </text:span><text:span text:style-name="T24">se zavazuje vytvořit a předat sw produkt specifikovaný v tomto dokumentu zadavateli v dohodnutém rozsahu, kvalitě a termínu, nejdéle však do </text:span><text:span text:style-name="T25">14.5.2015</text:span><text:span text:style-name="T24">.</text:span></text:p>
      <text:p text:style-name="P7"><text:line-break/><text:line-break/></text:p>
      <text:p text:style-name="P34"><text:span text:style-name="T24">V Plzni dne 6.3.2015</text:span><text:span text:style-name="T20"> <text:tab/><text:tab/><text:tab/><text:tab/><text:tab/><text:tab/> <text:s/><text:tab/> </text:span><text:span text:style-name="T24">Lukáš Hruda</text:span></text:p>
      <text:p text:style-name="P54"/>
      <text:p text:style-name="P58">…………………………………………………</text:p>
      <text:p text:style-name="P24"><text:tab/><text:tab/><text:tab/><text:tab/><text:tab/><text:tab/><text:tab/><text:tab/><text:tab/>Podpis šéfa týmu</text:p>
      <text:p text:style-name="P5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bl jan</meta:initial-creator>
    <meta:creation-date>2015-03-08T20:12:39</meta:creation-date>
    <dc:date>2015-03-24T10:45:59.55</dc:date>
    <dc:creator>albl jan</dc:creator>
    <meta:editing-duration>PT28M26S</meta:editing-duration>
    <meta:editing-cycles>6</meta:editing-cycles>
    <meta:generator>OpenOffice/4.1.1$Win32 OpenOffice.org_project/411m6$Build-9775</meta:generator>
    <meta:document-statistic meta:table-count="1" meta:image-count="3" meta:object-count="0" meta:page-count="12" meta:paragraph-count="179" meta:word-count="1473" meta:character-count="10531"/>
  </office:meta>
</office:document-meta>
</file>